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9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381" calcext:value-type="float">
            <text:p>81381</text:p>
          </table:table-cell>
          <table:table-cell office:value-type="float" office:value="81516" calcext:value-type="float">
            <text:p>81516</text:p>
          </table:table-cell>
          <table:table-cell office:value-type="float" office:value="54707" calcext:value-type="float">
            <text:p>54707</text:p>
          </table:table-cell>
          <table:table-cell office:value-type="float" office:value="72530" calcext:value-type="float">
            <text:p>72530</text:p>
          </table:table-cell>
          <table:table-cell office:value-type="float" office:value="60807" calcext:value-type="float">
            <text:p>60807</text:p>
          </table:table-cell>
          <table:table-cell office:value-type="float" office:value="73886" calcext:value-type="float">
            <text:p>73886</text:p>
          </table:table-cell>
          <table:table-cell office:value-type="float" office:value="77527" calcext:value-type="float">
            <text:p>77527</text:p>
          </table:table-cell>
          <table:table-cell office:value-type="float" office:value="54746" calcext:value-type="float">
            <text:p>54746</text:p>
          </table:table-cell>
          <table:table-cell office:value-type="float" office:value="54762" calcext:value-type="float">
            <text:p>54762</text:p>
          </table:table-cell>
          <table:table-cell office:value-type="float" office:value="54973" calcext:value-type="float">
            <text:p>54973</text:p>
          </table:table-cell>
          <table:table-cell table:formula="of:=AVERAGE([.B3:.K3])" office:value-type="float" office:value="66683.5" calcext:value-type="float">
            <text:p>66683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877" calcext:value-type="float">
            <text:p>59877</text:p>
          </table:table-cell>
          <table:table-cell office:value-type="float" office:value="53584" calcext:value-type="float">
            <text:p>53584</text:p>
          </table:table-cell>
          <table:table-cell office:value-type="float" office:value="15518" calcext:value-type="float">
            <text:p>15518</text:p>
          </table:table-cell>
          <table:table-cell office:value-type="float" office:value="15565" calcext:value-type="float">
            <text:p>15565</text:p>
          </table:table-cell>
          <table:table-cell office:value-type="float" office:value="16039" calcext:value-type="float">
            <text:p>16039</text:p>
          </table:table-cell>
          <table:table-cell office:value-type="float" office:value="15607" calcext:value-type="float">
            <text:p>15607</text:p>
          </table:table-cell>
          <table:table-cell office:value-type="float" office:value="15618" calcext:value-type="float">
            <text:p>15618</text:p>
          </table:table-cell>
          <table:table-cell office:value-type="float" office:value="60841" calcext:value-type="float">
            <text:p>60841</text:p>
          </table:table-cell>
          <table:table-cell office:value-type="float" office:value="85322" calcext:value-type="float">
            <text:p>85322</text:p>
          </table:table-cell>
          <table:table-cell office:value-type="float" office:value="15775" calcext:value-type="float">
            <text:p>15775</text:p>
          </table:table-cell>
          <table:table-cell table:formula="of:=AVERAGE([.B4:.K4])" office:value-type="float" office:value="35374.6" calcext:value-type="float">
            <text:p>35374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992" calcext:value-type="float">
            <text:p>59992</text:p>
          </table:table-cell>
          <table:table-cell office:value-type="float" office:value="39414" calcext:value-type="float">
            <text:p>39414</text:p>
          </table:table-cell>
          <table:table-cell office:value-type="float" office:value="136060" calcext:value-type="float">
            <text:p>136060</text:p>
          </table:table-cell>
          <table:table-cell office:value-type="float" office:value="35933" calcext:value-type="float">
            <text:p>35933</text:p>
          </table:table-cell>
          <table:table-cell office:value-type="float" office:value="62064" calcext:value-type="float">
            <text:p>62064</text:p>
          </table:table-cell>
          <table:table-cell office:value-type="float" office:value="43242" calcext:value-type="float">
            <text:p>43242</text:p>
          </table:table-cell>
          <table:table-cell office:value-type="float" office:value="141397" calcext:value-type="float">
            <text:p>141397</text:p>
          </table:table-cell>
          <table:table-cell office:value-type="float" office:value="116488" calcext:value-type="float">
            <text:p>116488</text:p>
          </table:table-cell>
          <table:table-cell office:value-type="float" office:value="39006" calcext:value-type="float">
            <text:p>39006</text:p>
          </table:table-cell>
          <table:table-cell office:value-type="float" office:value="136196" calcext:value-type="float">
            <text:p>136196</text:p>
          </table:table-cell>
          <table:table-cell table:formula="of:=AVERAGE([.B5:.K5])" office:value-type="float" office:value="80979.2" calcext:value-type="float">
            <text:p>80979.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2" calcext:value-type="float">
            <text:p>15672</text:p>
          </table:table-cell>
          <table:table-cell office:value-type="float" office:value="15637" calcext:value-type="float">
            <text:p>15637</text:p>
          </table:table-cell>
          <table:table-cell office:value-type="float" office:value="15779" calcext:value-type="float">
            <text:p>15779</text:p>
          </table:table-cell>
          <table:table-cell office:value-type="float" office:value="15687" calcext:value-type="float">
            <text:p>15687</text:p>
          </table:table-cell>
          <table:table-cell office:value-type="float" office:value="15641" calcext:value-type="float">
            <text:p>15641</text:p>
          </table:table-cell>
          <table:table-cell office:value-type="float" office:value="15667" calcext:value-type="float">
            <text:p>15667</text:p>
          </table:table-cell>
          <table:table-cell office:value-type="float" office:value="15630" calcext:value-type="float">
            <text:p>15630</text:p>
          </table:table-cell>
          <table:table-cell office:value-type="float" office:value="15741" calcext:value-type="float">
            <text:p>15741</text:p>
          </table:table-cell>
          <table:table-cell office:value-type="float" office:value="15660" calcext:value-type="float">
            <text:p>15660</text:p>
          </table:table-cell>
          <table:table-cell office:value-type="float" office:value="15676" calcext:value-type="float">
            <text:p>15676</text:p>
          </table:table-cell>
          <table:table-cell table:formula="of:=AVERAGE([.B6:.K6])" office:value-type="float" office:value="15679" calcext:value-type="float">
            <text:p>1567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1563" calcext:value-type="float">
            <text:p>581563</text:p>
          </table:table-cell>
          <table:table-cell office:value-type="float" office:value="648111" calcext:value-type="float">
            <text:p>648111</text:p>
          </table:table-cell>
          <table:table-cell office:value-type="float" office:value="647268" calcext:value-type="float">
            <text:p>647268</text:p>
          </table:table-cell>
          <table:table-cell office:value-type="float" office:value="611260" calcext:value-type="float">
            <text:p>611260</text:p>
          </table:table-cell>
          <table:table-cell office:value-type="float" office:value="646990" calcext:value-type="float">
            <text:p>646990</text:p>
          </table:table-cell>
          <table:table-cell office:value-type="float" office:value="628984" calcext:value-type="float">
            <text:p>628984</text:p>
          </table:table-cell>
          <table:table-cell office:value-type="float" office:value="579316" calcext:value-type="float">
            <text:p>579316</text:p>
          </table:table-cell>
          <table:table-cell office:value-type="float" office:value="648196" calcext:value-type="float">
            <text:p>648196</text:p>
          </table:table-cell>
          <table:table-cell office:value-type="float" office:value="639925" calcext:value-type="float">
            <text:p>639925</text:p>
          </table:table-cell>
          <table:table-cell office:value-type="float" office:value="618921" calcext:value-type="float">
            <text:p>618921</text:p>
          </table:table-cell>
          <table:table-cell table:formula="of:=AVERAGE([.B9:.K9])" office:value-type="float" office:value="625053.4" calcext:value-type="float">
            <text:p>625053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7544" calcext:value-type="float">
            <text:p>217544</text:p>
          </table:table-cell>
          <table:table-cell office:value-type="float" office:value="196729" calcext:value-type="float">
            <text:p>196729</text:p>
          </table:table-cell>
          <table:table-cell office:value-type="float" office:value="194828" calcext:value-type="float">
            <text:p>194828</text:p>
          </table:table-cell>
          <table:table-cell office:value-type="float" office:value="195673" calcext:value-type="float">
            <text:p>195673</text:p>
          </table:table-cell>
          <table:table-cell office:value-type="float" office:value="195859" calcext:value-type="float">
            <text:p>195859</text:p>
          </table:table-cell>
          <table:table-cell office:value-type="float" office:value="196448" calcext:value-type="float">
            <text:p>196448</text:p>
          </table:table-cell>
          <table:table-cell office:value-type="float" office:value="196952" calcext:value-type="float">
            <text:p>196952</text:p>
          </table:table-cell>
          <table:table-cell office:value-type="float" office:value="194657" calcext:value-type="float">
            <text:p>194657</text:p>
          </table:table-cell>
          <table:table-cell office:value-type="float" office:value="197200" calcext:value-type="float">
            <text:p>197200</text:p>
          </table:table-cell>
          <table:table-cell office:value-type="float" office:value="196174" calcext:value-type="float">
            <text:p>196174</text:p>
          </table:table-cell>
          <table:table-cell table:formula="of:=AVERAGE([.B10:.K10])" office:value-type="float" office:value="198206.4" calcext:value-type="float">
            <text:p>198206.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054" calcext:value-type="float">
            <text:p>163054</text:p>
          </table:table-cell>
          <table:table-cell office:value-type="float" office:value="162086" calcext:value-type="float">
            <text:p>162086</text:p>
          </table:table-cell>
          <table:table-cell office:value-type="float" office:value="168142" calcext:value-type="float">
            <text:p>168142</text:p>
          </table:table-cell>
          <table:table-cell office:value-type="float" office:value="239765" calcext:value-type="float">
            <text:p>239765</text:p>
          </table:table-cell>
          <table:table-cell office:value-type="float" office:value="160394" calcext:value-type="float">
            <text:p>160394</text:p>
          </table:table-cell>
          <table:table-cell office:value-type="float" office:value="263577" calcext:value-type="float">
            <text:p>263577</text:p>
          </table:table-cell>
          <table:table-cell office:value-type="float" office:value="181064" calcext:value-type="float">
            <text:p>181064</text:p>
          </table:table-cell>
          <table:table-cell office:value-type="float" office:value="161225" calcext:value-type="float">
            <text:p>161225</text:p>
          </table:table-cell>
          <table:table-cell office:value-type="float" office:value="157555" calcext:value-type="float">
            <text:p>157555</text:p>
          </table:table-cell>
          <table:table-cell office:value-type="float" office:value="161436" calcext:value-type="float">
            <text:p>161436</text:p>
          </table:table-cell>
          <table:table-cell table:formula="of:=AVERAGE([.B11:.K11])" office:value-type="float" office:value="181829.8" calcext:value-type="float">
            <text:p>181829.8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05" calcext:value-type="float">
            <text:p>156705</text:p>
          </table:table-cell>
          <table:table-cell office:value-type="float" office:value="157241" calcext:value-type="float">
            <text:p>157241</text:p>
          </table:table-cell>
          <table:table-cell office:value-type="float" office:value="156518" calcext:value-type="float">
            <text:p>156518</text:p>
          </table:table-cell>
          <table:table-cell office:value-type="float" office:value="156455" calcext:value-type="float">
            <text:p>156455</text:p>
          </table:table-cell>
          <table:table-cell office:value-type="float" office:value="156913" calcext:value-type="float">
            <text:p>156913</text:p>
          </table:table-cell>
          <table:table-cell office:value-type="float" office:value="156871" calcext:value-type="float">
            <text:p>156871</text:p>
          </table:table-cell>
          <table:table-cell office:value-type="float" office:value="156557" calcext:value-type="float">
            <text:p>156557</text:p>
          </table:table-cell>
          <table:table-cell office:value-type="float" office:value="156835" calcext:value-type="float">
            <text:p>156835</text:p>
          </table:table-cell>
          <table:table-cell office:value-type="float" office:value="156803" calcext:value-type="float">
            <text:p>156803</text:p>
          </table:table-cell>
          <table:table-cell office:value-type="float" office:value="157081" calcext:value-type="float">
            <text:p>157081</text:p>
          </table:table-cell>
          <table:table-cell table:formula="of:=AVERAGE([.B12:.K12])" office:value-type="float" office:value="156797.9" calcext:value-type="float">
            <text:p>156797.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85094" calcext:value-type="float">
            <text:p>3785094</text:p>
          </table:table-cell>
          <table:table-cell office:value-type="float" office:value="3518863" calcext:value-type="float">
            <text:p>3518863</text:p>
          </table:table-cell>
          <table:table-cell office:value-type="float" office:value="3715232" calcext:value-type="float">
            <text:p>3715232</text:p>
          </table:table-cell>
          <table:table-cell office:value-type="float" office:value="3534907" calcext:value-type="float">
            <text:p>3534907</text:p>
          </table:table-cell>
          <table:table-cell office:value-type="float" office:value="3717645" calcext:value-type="float">
            <text:p>3717645</text:p>
          </table:table-cell>
          <table:table-cell office:value-type="float" office:value="3729375" calcext:value-type="float">
            <text:p>3729375</text:p>
          </table:table-cell>
          <table:table-cell office:value-type="float" office:value="3703172" calcext:value-type="float">
            <text:p>3703172</text:p>
          </table:table-cell>
          <table:table-cell office:value-type="float" office:value="3694378" calcext:value-type="float">
            <text:p>3694378</text:p>
          </table:table-cell>
          <table:table-cell office:value-type="float" office:value="3707217" calcext:value-type="float">
            <text:p>3707217</text:p>
          </table:table-cell>
          <table:table-cell office:value-type="float" office:value="3713261" calcext:value-type="float">
            <text:p>3713261</text:p>
          </table:table-cell>
          <table:table-cell table:formula="of:=AVERAGE([.B15:.K15])" office:value-type="float" office:value="3681914.4" calcext:value-type="float">
            <text:p>3681914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5630" calcext:value-type="float">
            <text:p>1515630</text:p>
          </table:table-cell>
          <table:table-cell office:value-type="float" office:value="1666361" calcext:value-type="float">
            <text:p>1666361</text:p>
          </table:table-cell>
          <table:table-cell office:value-type="float" office:value="1538035" calcext:value-type="float">
            <text:p>1538035</text:p>
          </table:table-cell>
          <table:table-cell office:value-type="float" office:value="1485601" calcext:value-type="float">
            <text:p>1485601</text:p>
          </table:table-cell>
          <table:table-cell office:value-type="float" office:value="1485837" calcext:value-type="float">
            <text:p>1485837</text:p>
          </table:table-cell>
          <table:table-cell office:value-type="float" office:value="1526062" calcext:value-type="float">
            <text:p>1526062</text:p>
          </table:table-cell>
          <table:table-cell office:value-type="float" office:value="1510624" calcext:value-type="float">
            <text:p>1510624</text:p>
          </table:table-cell>
          <table:table-cell office:value-type="float" office:value="1487806" calcext:value-type="float">
            <text:p>1487806</text:p>
          </table:table-cell>
          <table:table-cell office:value-type="float" office:value="1485871" calcext:value-type="float">
            <text:p>1485871</text:p>
          </table:table-cell>
          <table:table-cell office:value-type="float" office:value="1538795" calcext:value-type="float">
            <text:p>1538795</text:p>
          </table:table-cell>
          <table:table-cell table:formula="of:=AVERAGE([.B16:.K16])" office:value-type="float" office:value="1524062.2" calcext:value-type="float">
            <text:p>1524062.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65431" calcext:value-type="float">
            <text:p>1265431</text:p>
          </table:table-cell>
          <table:table-cell office:value-type="float" office:value="1361449" calcext:value-type="float">
            <text:p>1361449</text:p>
          </table:table-cell>
          <table:table-cell office:value-type="float" office:value="1339605" calcext:value-type="float">
            <text:p>1339605</text:p>
          </table:table-cell>
          <table:table-cell office:value-type="float" office:value="1335319" calcext:value-type="float">
            <text:p>1335319</text:p>
          </table:table-cell>
          <table:table-cell office:value-type="float" office:value="1283806" calcext:value-type="float">
            <text:p>1283806</text:p>
          </table:table-cell>
          <table:table-cell office:value-type="float" office:value="1345599" calcext:value-type="float">
            <text:p>1345599</text:p>
          </table:table-cell>
          <table:table-cell office:value-type="float" office:value="1158572" calcext:value-type="float">
            <text:p>1158572</text:p>
          </table:table-cell>
          <table:table-cell office:value-type="float" office:value="1216274" calcext:value-type="float">
            <text:p>1216274</text:p>
          </table:table-cell>
          <table:table-cell office:value-type="float" office:value="1242831" calcext:value-type="float">
            <text:p>1242831</text:p>
          </table:table-cell>
          <table:table-cell office:value-type="float" office:value="1155356" calcext:value-type="float">
            <text:p>1155356</text:p>
          </table:table-cell>
          <table:table-cell table:formula="of:=AVERAGE([.B17:.K17])" office:value-type="float" office:value="1270424.2" calcext:value-type="float">
            <text:p>1270424.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728178" calcext:value-type="float">
            <text:p>728178</text:p>
          </table:table-cell>
          <table:table-cell office:value-type="float" office:value="735063" calcext:value-type="float">
            <text:p>735063</text:p>
          </table:table-cell>
          <table:table-cell office:value-type="float" office:value="729154" calcext:value-type="float">
            <text:p>729154</text:p>
          </table:table-cell>
          <table:table-cell office:value-type="float" office:value="731458" calcext:value-type="float">
            <text:p>731458</text:p>
          </table:table-cell>
          <table:table-cell office:value-type="float" office:value="727658" calcext:value-type="float">
            <text:p>727658</text:p>
          </table:table-cell>
          <table:table-cell office:value-type="float" office:value="731677" calcext:value-type="float">
            <text:p>731677</text:p>
          </table:table-cell>
          <table:table-cell office:value-type="float" office:value="728399" calcext:value-type="float">
            <text:p>728399</text:p>
          </table:table-cell>
          <table:table-cell office:value-type="float" office:value="731549" calcext:value-type="float">
            <text:p>731549</text:p>
          </table:table-cell>
          <table:table-cell office:value-type="float" office:value="730556" calcext:value-type="float">
            <text:p>730556</text:p>
          </table:table-cell>
          <table:table-cell office:value-type="float" office:value="734256" calcext:value-type="float">
            <text:p>734256</text:p>
          </table:table-cell>
          <table:table-cell table:formula="of:=AVERAGE([.B18:.K18])" office:value-type="float" office:value="730794.8" calcext:value-type="float">
            <text:p>730794.8</text:p>
          </table:table-cell>
        </table:table-row>
      </table:table>
      <table:table table:name="Sheet2" table:style-name="ta1">
        <table:shapes>
          <draw:frame draw:z-index="0" draw:style-name="gr1" draw:text-style-name="P1" svg:width="6.298in" svg:height="3.5346in" svg:x="5.5283in" svg:y="7.237in">
            <draw:object draw:notify-on-update-of-ranges="Sheet2.A58:Sheet2.A59 Sheet2.A60:Sheet2.A63 Sheet2.B59:Sheet2.B59 Sheet2.B60:Sheet2.B63 Sheet2.C58:Sheet2.C59 Sheet2.C60:Sheet2.C63 Sheet2.D58:Sheet2.D59 Sheet2.D60:Sheet2.D6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5.5354in" svg:y="11.0091in">
            <draw:object draw:notify-on-update-of-ranges="Sheet2.A65:Sheet2.A66 Sheet2.A67:Sheet2.A69 Sheet2.B66:Sheet2.B66 Sheet2.B67:Sheet2.B69 Sheet2.C65:Sheet2.C66 Sheet2.C67:Sheet2.C69 Sheet2.D65:Sheet2.D66 Sheet2.D67:Sheet2.D6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1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9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4:.K4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506" calcext:value-type="float">
            <text:p>15506</text:p>
          </table:table-cell>
          <table:table-cell office:value-type="float" office:value="15494" calcext:value-type="float">
            <text:p>15494</text:p>
          </table:table-cell>
          <table:table-cell table:number-columns-repeated="8"/>
          <table:table-cell table:formula="of:=AVERAGE([.B5:.K5])" office:value-type="float" office:value="15500" calcext:value-type="float">
            <text:p>15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334" calcext:value-type="float">
            <text:p>37334</text:p>
          </table:table-cell>
          <table:table-cell office:value-type="float" office:value="39050" calcext:value-type="float">
            <text:p>39050</text:p>
          </table:table-cell>
          <table:table-cell table:number-columns-repeated="8"/>
          <table:table-cell table:formula="of:=AVERAGE([.B6:.K6])" office:value-type="float" office:value="38192" calcext:value-type="float">
            <text:p>38192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2" calcext:value-type="float">
            <text:p>15672</text:p>
          </table:table-cell>
          <table:table-cell office:value-type="float" office:value="15637" calcext:value-type="float">
            <text:p>15637</text:p>
          </table:table-cell>
          <table:table-cell office:value-type="float" office:value="15779" calcext:value-type="float">
            <text:p>15779</text:p>
          </table:table-cell>
          <table:table-cell office:value-type="float" office:value="15687" calcext:value-type="float">
            <text:p>15687</text:p>
          </table:table-cell>
          <table:table-cell office:value-type="float" office:value="15641" calcext:value-type="float">
            <text:p>15641</text:p>
          </table:table-cell>
          <table:table-cell office:value-type="float" office:value="15667" calcext:value-type="float">
            <text:p>15667</text:p>
          </table:table-cell>
          <table:table-cell office:value-type="float" office:value="15630" calcext:value-type="float">
            <text:p>15630</text:p>
          </table:table-cell>
          <table:table-cell office:value-type="float" office:value="15741" calcext:value-type="float">
            <text:p>15741</text:p>
          </table:table-cell>
          <table:table-cell office:value-type="float" office:value="15660" calcext:value-type="float">
            <text:p>15660</text:p>
          </table:table-cell>
          <table:table-cell office:value-type="float" office:value="15676" calcext:value-type="float">
            <text:p>15676</text:p>
          </table:table-cell>
          <table:table-cell table:formula="of:=AVERAGE([.B7:.K7])" office:value-type="float" office:value="15679" calcext:value-type="float">
            <text:p>1567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10:.K1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215" calcext:value-type="float">
            <text:p>188215</text:p>
          </table:table-cell>
          <table:table-cell office:value-type="float" office:value="235810" calcext:value-type="float">
            <text:p>235810</text:p>
          </table:table-cell>
          <table:table-cell table:number-columns-repeated="8"/>
          <table:table-cell table:formula="of:=AVERAGE([.B11:.K11])" office:value-type="float" office:value="212012.5" calcext:value-type="float">
            <text:p>212012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1985" calcext:value-type="float">
            <text:p>161985</text:p>
          </table:table-cell>
          <table:table-cell office:value-type="float" office:value="159757" calcext:value-type="float">
            <text:p>159757</text:p>
          </table:table-cell>
          <table:table-cell table:number-columns-repeated="8"/>
          <table:table-cell table:formula="of:=AVERAGE([.B12:.K12])" office:value-type="float" office:value="160871" calcext:value-type="float">
            <text:p>160871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56705" calcext:value-type="float">
            <text:p>156705</text:p>
          </table:table-cell>
          <table:table-cell office:value-type="float" office:value="157241" calcext:value-type="float">
            <text:p>157241</text:p>
          </table:table-cell>
          <table:table-cell office:value-type="float" office:value="156518" calcext:value-type="float">
            <text:p>156518</text:p>
          </table:table-cell>
          <table:table-cell office:value-type="float" office:value="156455" calcext:value-type="float">
            <text:p>156455</text:p>
          </table:table-cell>
          <table:table-cell office:value-type="float" office:value="156913" calcext:value-type="float">
            <text:p>156913</text:p>
          </table:table-cell>
          <table:table-cell office:value-type="float" office:value="156871" calcext:value-type="float">
            <text:p>156871</text:p>
          </table:table-cell>
          <table:table-cell office:value-type="float" office:value="156557" calcext:value-type="float">
            <text:p>156557</text:p>
          </table:table-cell>
          <table:table-cell office:value-type="float" office:value="156835" calcext:value-type="float">
            <text:p>156835</text:p>
          </table:table-cell>
          <table:table-cell office:value-type="float" office:value="156803" calcext:value-type="float">
            <text:p>156803</text:p>
          </table:table-cell>
          <table:table-cell office:value-type="float" office:value="157081" calcext:value-type="float">
            <text:p>157081</text:p>
          </table:table-cell>
          <table:table-cell table:formula="of:=AVERAGE([.B13:.K13])" office:value-type="float" office:value="156797.9" calcext:value-type="float">
            <text:p>156797.9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16:.K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9721" calcext:value-type="float">
            <text:p>1549721</text:p>
          </table:table-cell>
          <table:table-cell office:value-type="float" office:value="1477707" calcext:value-type="float">
            <text:p>1477707</text:p>
          </table:table-cell>
          <table:table-cell table:number-columns-repeated="8"/>
          <table:table-cell table:formula="of:=AVERAGE([.B17:.K17])" office:value-type="float" office:value="1513714" calcext:value-type="float">
            <text:p>15137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2687" calcext:value-type="float">
            <text:p>1232687</text:p>
          </table:table-cell>
          <table:table-cell office:value-type="float" office:value="1292560" calcext:value-type="float">
            <text:p>1292560</text:p>
          </table:table-cell>
          <table:table-cell table:number-columns-repeated="8"/>
          <table:table-cell table:formula="of:=AVERAGE([.B18:.K18])" office:value-type="float" office:value="1262623.5" calcext:value-type="float">
            <text:p>1262623.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728178" calcext:value-type="float">
            <text:p>728178</text:p>
          </table:table-cell>
          <table:table-cell office:value-type="float" office:value="735063" calcext:value-type="float">
            <text:p>735063</text:p>
          </table:table-cell>
          <table:table-cell office:value-type="float" office:value="729154" calcext:value-type="float">
            <text:p>729154</text:p>
          </table:table-cell>
          <table:table-cell office:value-type="float" office:value="731458" calcext:value-type="float">
            <text:p>731458</text:p>
          </table:table-cell>
          <table:table-cell office:value-type="float" office:value="727658" calcext:value-type="float">
            <text:p>727658</text:p>
          </table:table-cell>
          <table:table-cell office:value-type="float" office:value="731677" calcext:value-type="float">
            <text:p>731677</text:p>
          </table:table-cell>
          <table:table-cell office:value-type="float" office:value="728399" calcext:value-type="float">
            <text:p>728399</text:p>
          </table:table-cell>
          <table:table-cell office:value-type="float" office:value="731549" calcext:value-type="float">
            <text:p>731549</text:p>
          </table:table-cell>
          <table:table-cell office:value-type="float" office:value="730556" calcext:value-type="float">
            <text:p>730556</text:p>
          </table:table-cell>
          <table:table-cell office:value-type="float" office:value="734256" calcext:value-type="float">
            <text:p>734256</text:p>
          </table:table-cell>
          <table:table-cell table:formula="of:=AVERAGE([.B19:.K19])" office:value-type="float" office:value="730794.8" calcext:value-type="float">
            <text:p>730794.8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22:.K2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91279" calcext:value-type="float">
            <text:p>14791279</text:p>
          </table:table-cell>
          <table:table-cell office:value-type="float" office:value="14895093" calcext:value-type="float">
            <text:p>14895093</text:p>
          </table:table-cell>
          <table:table-cell table:number-columns-repeated="8"/>
          <table:table-cell table:formula="of:=AVERAGE([.B23:.K23])" office:value-type="float" office:value="14843186" calcext:value-type="float">
            <text:p>148431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29969" calcext:value-type="float">
            <text:p>12329969</text:p>
          </table:table-cell>
          <table:table-cell office:value-type="float" office:value="12532662" calcext:value-type="float">
            <text:p>12532662</text:p>
          </table:table-cell>
          <table:table-cell table:number-columns-repeated="8"/>
          <table:table-cell table:formula="of:=AVERAGE([.B24:.K24])" office:value-type="float" office:value="12431315.5" calcext:value-type="float">
            <text:p>12431315.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7299155" calcext:value-type="float">
            <text:p>7299155</text:p>
          </table:table-cell>
          <table:table-cell office:value-type="float" office:value="7311878" calcext:value-type="float">
            <text:p>7311878</text:p>
          </table:table-cell>
          <table:table-cell table:number-columns-repeated="8"/>
          <table:table-cell table:formula="of:=AVERAGE([.B25:.K25])" office:value-type="float" office:value="7305516.5" calcext:value-type="float">
            <text:p>7305516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4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9"/>
          <table:table-cell office:value-type="string" calcext:value-type="string">
            <text:p>av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30:.K30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7487" calcext:value-type="float">
            <text:p>57487</text:p>
          </table:table-cell>
          <table:table-cell office:value-type="float" office:value="102360" calcext:value-type="float">
            <text:p>102360</text:p>
          </table:table-cell>
          <table:table-cell table:number-columns-repeated="8"/>
          <table:table-cell table:formula="of:=AVERAGE([.B31:.K31])" office:value-type="float" office:value="79923.5" calcext:value-type="float">
            <text:p>7992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6505" calcext:value-type="float">
            <text:p>146505</text:p>
          </table:table-cell>
          <table:table-cell office:value-type="float" office:value="145869" calcext:value-type="float">
            <text:p>145869</text:p>
          </table:table-cell>
          <table:table-cell table:number-columns-repeated="8"/>
          <table:table-cell table:formula="of:=AVERAGE([.B32:.K32])" office:value-type="float" office:value="146187" calcext:value-type="float">
            <text:p>146187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0611" calcext:value-type="float">
            <text:p>20611</text:p>
          </table:table-cell>
          <table:table-cell office:value-type="float" office:value="20440" calcext:value-type="float">
            <text:p>20440</text:p>
          </table:table-cell>
          <table:table-cell table:number-columns-repeated="8"/>
          <table:table-cell table:formula="of:=AVERAGE([.B33:.K33])" office:value-type="float" office:value="20525.5" calcext:value-type="float">
            <text:p>20525.5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36:.K3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63941" calcext:value-type="float">
            <text:p>563941</text:p>
          </table:table-cell>
          <table:table-cell office:value-type="float" office:value="514185" calcext:value-type="float">
            <text:p>514185</text:p>
          </table:table-cell>
          <table:table-cell table:number-columns-repeated="8"/>
          <table:table-cell table:formula="of:=AVERAGE([.B37:.K37])" office:value-type="float" office:value="539063" calcext:value-type="float">
            <text:p>53906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4963" calcext:value-type="float">
            <text:p>374963</text:p>
          </table:table-cell>
          <table:table-cell office:value-type="float" office:value="375300" calcext:value-type="float">
            <text:p>375300</text:p>
          </table:table-cell>
          <table:table-cell table:number-columns-repeated="8"/>
          <table:table-cell table:formula="of:=AVERAGE([.B38:.K38])" office:value-type="float" office:value="375131.5" calcext:value-type="float">
            <text:p>375131.5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04904" calcext:value-type="float">
            <text:p>204904</text:p>
          </table:table-cell>
          <table:table-cell office:value-type="float" office:value="289665" calcext:value-type="float">
            <text:p>289665</text:p>
          </table:table-cell>
          <table:table-cell table:number-columns-repeated="8"/>
          <table:table-cell table:formula="of:=AVERAGE([.B39:.K39])" office:value-type="float" office:value="247284.5" calcext:value-type="float">
            <text:p>247284.5</text:p>
          </table:table-cell>
        </table:table-row>
        <table:table-row table:style-name="ro1">
          <table:table-cell office:value-type="string" calcext:value-type="string">
            <text:p>Len</text:p>
          </table:table-cell>
          <table:table-cell office:value-type="string" calcext:value-type="string">
            <text:p>100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read</text:p>
          </table:table-cell>
          <table:table-cell office:value-type="string" calcext:value-type="string">
            <text:p>time(us)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AVERAGE([.B42:.K42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27164" calcext:value-type="float">
            <text:p>4627164</text:p>
          </table:table-cell>
          <table:table-cell office:value-type="float" office:value="4602883" calcext:value-type="float">
            <text:p>4602883</text:p>
          </table:table-cell>
          <table:table-cell table:number-columns-repeated="8"/>
          <table:table-cell table:formula="of:=AVERAGE([.B43:.K43])" office:value-type="float" office:value="4615023.5" calcext:value-type="float">
            <text:p>4615023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04773" calcext:value-type="float">
            <text:p>3304773</text:p>
          </table:table-cell>
          <table:table-cell office:value-type="float" office:value="3459145" calcext:value-type="float">
            <text:p>3459145</text:p>
          </table:table-cell>
          <table:table-cell table:number-columns-repeated="8"/>
          <table:table-cell table:formula="of:=AVERAGE([.B44:.K44])" office:value-type="float" office:value="3381959" calcext:value-type="float">
            <text:p>3381959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table:number-columns-repeated="2" office:value-type="float" office:value="2046770" calcext:value-type="float">
            <text:p>2046770</text:p>
          </table:table-cell>
          <table:table-cell table:number-columns-repeated="8"/>
          <table:table-cell table:formula="of:=AVERAGE([.B45:.K45])" office:value-type="float" office:value="2046770" calcext:value-type="float">
            <text:p>204677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D</text:p>
          </table:table-cell>
          <table:table-cell table:style-name="ce1" office:value-type="string" calcext:value-type="string" table:number-columns-spanned="4" table:number-rows-spanned="1">
            <text:p>Length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1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15679" calcext:value-type="float">
            <text:p>15679</text:p>
          </table:table-cell>
          <table:table-cell office:value-type="float" office:value="156797.9" calcext:value-type="float">
            <text:p>156797.9</text:p>
          </table:table-cell>
          <table:table-cell office:value-type="float" office:value="730794.8" calcext:value-type="float">
            <text:p>730794.8</text:p>
          </table:table-cell>
          <table:table-cell office:value-type="float" office:value="7305516.5" calcext:value-type="float">
            <text:p>7305516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15500" calcext:value-type="float">
            <text:p>15500</text:p>
          </table:table-cell>
          <table:table-cell office:value-type="float" office:value="212012.5" calcext:value-type="float">
            <text:p>212012.5</text:p>
          </table:table-cell>
          <table:table-cell office:value-type="float" office:value="1513714" calcext:value-type="float">
            <text:p>1513714</text:p>
          </table:table-cell>
          <table:table-cell office:value-type="float" office:value="14843186" calcext:value-type="float">
            <text:p>1484318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38192" calcext:value-type="float">
            <text:p>38192</text:p>
          </table:table-cell>
          <table:table-cell office:value-type="float" office:value="160871" calcext:value-type="float">
            <text:p>160871</text:p>
          </table:table-cell>
          <table:table-cell office:value-type="float" office:value="1262623.5" calcext:value-type="float">
            <text:p>1262623.5</text:p>
          </table:table-cell>
          <table:table-cell office:value-type="float" office:value="12431315.5" calcext:value-type="float">
            <text:p>12431315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D</text:p>
          </table:table-cell>
          <table:table-cell table:style-name="ce1" office:value-type="string" calcext:value-type="string" table:number-columns-spanned="3" table:number-rows-spanned="1">
            <text:p>Length of Array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condition</text:p>
          </table:table-cell>
          <table:table-cell office:value-type="string" calcext:value-type="string">
            <text:p>1 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uential</text:p>
          </table:table-cell>
          <table:table-cell office:value-type="float" office:value="20525.5" calcext:value-type="float">
            <text:p>20525.5</text:p>
          </table:table-cell>
          <table:table-cell office:value-type="float" office:value="247284.5" calcext:value-type="float">
            <text:p>247284.5</text:p>
          </table:table-cell>
          <table:table-cell office:value-type="float" office:value="2046770" calcext:value-type="float">
            <text:p>2046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 threads</text:p>
          </table:table-cell>
          <table:table-cell office:value-type="float" office:value="79923.5" calcext:value-type="float">
            <text:p>79923.5</text:p>
          </table:table-cell>
          <table:table-cell office:value-type="float" office:value="539063" calcext:value-type="float">
            <text:p>539063</text:p>
          </table:table-cell>
          <table:table-cell office:value-type="float" office:value="4615023.5" calcext:value-type="float">
            <text:p>461502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2 threads</text:p>
          </table:table-cell>
          <table:table-cell office:value-type="float" office:value="146187" calcext:value-type="float">
            <text:p>146187</text:p>
          </table:table-cell>
          <table:table-cell office:value-type="float" office:value="375131.5" calcext:value-type="float">
            <text:p>375131.5</text:p>
          </table:table-cell>
          <table:table-cell office:value-type="float" office:value="3381959" calcext:value-type="float">
            <text:p>3381959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1D</text:p>
          </table:table-cell>
          <table:table-cell table:style-name="ce1" office:value-type="string" calcext:value-type="string" table:number-columns-spanned="3" table:number-rows-spanned="1">
            <text:p>Num thread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12 threa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15679" calcext:value-type="float">
            <text:p>15679</text:p>
          </table:table-cell>
          <table:table-cell office:value-type="float" office:value="15500" calcext:value-type="float">
            <text:p>15500</text:p>
          </table:table-cell>
          <table:table-cell office:value-type="float" office:value="38192" calcext:value-type="float">
            <text:p>381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156797.9" calcext:value-type="float">
            <text:p>156797.9</text:p>
          </table:table-cell>
          <table:table-cell office:value-type="float" office:value="212012.5" calcext:value-type="float">
            <text:p>212012.5</text:p>
          </table:table-cell>
          <table:table-cell office:value-type="float" office:value="160871" calcext:value-type="float">
            <text:p>160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730794.8" calcext:value-type="float">
            <text:p>730794.8</text:p>
          </table:table-cell>
          <table:table-cell office:value-type="float" office:value="1513714" calcext:value-type="float">
            <text:p>1513714</text:p>
          </table:table-cell>
          <table:table-cell office:value-type="float" office:value="1262623.5" calcext:value-type="float">
            <text:p>126262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B</text:p>
          </table:table-cell>
          <table:table-cell office:value-type="float" office:value="7305516.5" calcext:value-type="float">
            <text:p>7305516.5</text:p>
          </table:table-cell>
          <table:table-cell office:value-type="float" office:value="14843186" calcext:value-type="float">
            <text:p>14843186</text:p>
          </table:table-cell>
          <table:table-cell office:value-type="float" office:value="12431315.5" calcext:value-type="float">
            <text:p>12431315.5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3D</text:p>
          </table:table-cell>
          <table:table-cell table:style-name="ce1" office:value-type="string" calcext:value-type="string" table:number-columns-spanned="3" table:number-rows-spanned="1">
            <text:p>Num threads</text:p>
          </table:table-cell>
          <table:covered-table-cell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6 threads</text:p>
          </table:table-cell>
          <table:table-cell office:value-type="string" calcext:value-type="string">
            <text:p>12 threa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M</text:p>
          </table:table-cell>
          <table:table-cell office:value-type="float" office:value="20525.5" calcext:value-type="float">
            <text:p>20525.5</text:p>
          </table:table-cell>
          <table:table-cell office:value-type="float" office:value="79923.5" calcext:value-type="float">
            <text:p>79923.5</text:p>
          </table:table-cell>
          <table:table-cell office:value-type="float" office:value="146187" calcext:value-type="float">
            <text:p>1461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M</text:p>
          </table:table-cell>
          <table:table-cell office:value-type="float" office:value="247284.5" calcext:value-type="float">
            <text:p>247284.5</text:p>
          </table:table-cell>
          <table:table-cell office:value-type="float" office:value="539063" calcext:value-type="float">
            <text:p>539063</text:p>
          </table:table-cell>
          <table:table-cell office:value-type="float" office:value="375131.5" calcext:value-type="float">
            <text:p>37513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00M</text:p>
          </table:table-cell>
          <table:table-cell office:value-type="float" office:value="2046770" calcext:value-type="float">
            <text:p>2046770</text:p>
          </table:table-cell>
          <table:table-cell office:value-type="float" office:value="4615023.5" calcext:value-type="float">
            <text:p>4615023.5</text:p>
          </table:table-cell>
          <table:table-cell office:value-type="float" office:value="3381959" calcext:value-type="float">
            <text:p>338195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13:15:43.062083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9T20:56:05.848586377</meta:creation-date>
    <dc:date>2015-03-10T19:08:59.817298234</dc:date>
    <meta:editing-duration>PT11H6M23S</meta:editing-duration>
    <meta:editing-cycles>17</meta:editing-cycles>
    <meta:generator>LibreOffice/4.2.7.2$Linux_X86_64 LibreOffice_project/420m0$Build-2</meta:generator>
    <meta:document-statistic meta:table-count="2" meta:cell-count="3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8.979cm" xlink:href=".." xlink:type="simple" chart:class="chart:bar" chart:column-mapping="0" chart:style-name="ch1">
        <chart:legend chart:legend-position="end" svg:x="13.523cm" svg:y="3.692cm" style:legend-expansion="high" chart:style-name="ch2"/>
        <chart:plot-area chart:style-name="ch3" table:cell-range-address="Sheet2.A58:Sheet2.A63 Sheet2.B59:Sheet2.B63 Sheet2.C58:Sheet2.D63" chart:data-source-has-labels="both" svg:x="1.33cm" svg:y="0.179cm" svg:width="11.874cm" svg:height="7.64cm">
          <chartooo:coordinate-region svg:x="3.063cm" svg:y="0.378cm" svg:width="10.141cm" svg:height="6.794cm"/>
          <chart:axis chart:dimension="x" chart:name="primary-x" chart:style-name="ch4" chartooo:axis-type="auto">
            <chartooo:date-scale/>
            <chart:title svg:x="6.125cm" svg:y="7.998cm" chart:style-name="ch5">
              <text:p>Length of Array</text:p>
            </chart:title>
            <chart:categories table:cell-range-address="Sheet2.A60:Sheet2.A63"/>
          </chart:axis>
          <chart:axis chart:dimension="y" chart:name="primary-y" chart:style-name="ch6">
            <chart:title svg:x="0.451cm" svg:y="5.459cm" chart:style-name="ch7">
              <text:p>Wall Clock Time(us)</text:p>
            </chart:title>
            <chart:grid chart:style-name="ch8" chart:class="major"/>
          </chart:axis>
          <chart:series chart:style-name="ch9" chart:values-cell-range-address="Sheet2.B60:Sheet2.B63" chart:label-cell-address="Sheet2.B59:Sheet2.B59" chart:class="chart:bar">
            <chart:data-point chart:repeated="4"/>
          </chart:series>
          <chart:series chart:style-name="ch10" chart:values-cell-range-address="Sheet2.C60:Sheet2.C63" chart:label-cell-address="Sheet2.C58:Sheet2.C59" chart:class="chart:bar">
            <chart:data-point chart:repeated="4"/>
          </chart:series>
          <chart:series chart:style-name="ch11" chart:values-cell-range-address="Sheet2.D60:Sheet2.D63" chart:label-cell-address="Sheet2.D58:Sheet2.D59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2.B59:Sheet2.B59</svg:desc>
                </draw:g>
              </table:table-cell>
              <table:table-cell office:value-type="string">
                <text:p>6 threads</text:p>
                <text:list>
                  <text:list-item>
                    <text:p/>
                  </text:list-item>
                  <text:list-item>
                    <text:p>6 threads</text:p>
                  </text:list-item>
                </text:list>
                <draw:g>
                  <svg:desc>Sheet2.C58:Sheet2.C59</svg:desc>
                </draw:g>
              </table:table-cell>
              <table:table-cell office:value-type="string">
                <text:p>12 threads</text:p>
                <text:list>
                  <text:list-item>
                    <text:p/>
                  </text:list-item>
                  <text:list-item>
                    <text:p>12 threads</text:p>
                  </text:list-item>
                </text:list>
                <draw:g>
                  <svg:desc>Sheet2.D58:Sheet2.D5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</text:p>
                <draw:g>
                  <svg:desc>Sheet2.A60:Sheet2.A63</svg:desc>
                </draw:g>
              </table:table-cell>
              <table:table-cell office:value-type="float" office:value="15679">
                <text:p>15679</text:p>
                <draw:g>
                  <svg:desc>Sheet2.B60:Sheet2.B63</svg:desc>
                </draw:g>
              </table:table-cell>
              <table:table-cell office:value-type="float" office:value="15500">
                <text:p>15500</text:p>
                <draw:g>
                  <svg:desc>Sheet2.C60:Sheet2.C63</svg:desc>
                </draw:g>
              </table:table-cell>
              <table:table-cell office:value-type="float" office:value="38192">
                <text:p>38192</text:p>
                <draw:g>
                  <svg:desc>Sheet2.D60:Sheet2.D63</svg:desc>
                </draw:g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56797.9">
                <text:p>156797.9</text:p>
              </table:table-cell>
              <table:table-cell office:value-type="float" office:value="212012.5">
                <text:p>212012.5</text:p>
              </table:table-cell>
              <table:table-cell office:value-type="float" office:value="160871">
                <text:p>160871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730794.8">
                <text:p>730794.8</text:p>
              </table:table-cell>
              <table:table-cell office:value-type="float" office:value="1513714">
                <text:p>1513714</text:p>
              </table:table-cell>
              <table:table-cell office:value-type="float" office:value="1262623.5">
                <text:p>1262623.5</text:p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7305516.5">
                <text:p>7305516.5</text:p>
              </table:table-cell>
              <table:table-cell office:value-type="float" office:value="14843186">
                <text:p>14843186</text:p>
              </table:table-cell>
              <table:table-cell office:value-type="float" office:value="12431315.5">
                <text:p>1243131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end" svg:x="13.525cm" svg:y="3.703cm" style:legend-expansion="high" chart:style-name="ch2"/>
        <chart:plot-area chart:style-name="ch3" table:cell-range-address="Sheet2.A65:Sheet2.A69 Sheet2.B66:Sheet2.B69 Sheet2.C65:Sheet2.D69" chart:data-source-has-labels="both" svg:x="1.331cm" svg:y="0.18cm" svg:width="11.874cm" svg:height="7.659cm">
          <chartooo:coordinate-region svg:x="2.878cm" svg:y="0.379cm" svg:width="10.327cm" svg:height="6.813cm"/>
          <chart:axis chart:dimension="x" chart:name="primary-x" chart:style-name="ch4" chartooo:axis-type="auto">
            <chartooo:date-scale/>
            <chart:title svg:x="6.126cm" svg:y="8.019cm" chart:style-name="ch5">
              <text:p>Length of Array</text:p>
            </chart:title>
            <chart:categories table:cell-range-address="Sheet2.A67:Sheet2.A69"/>
          </chart:axis>
          <chart:axis chart:dimension="y" chart:name="primary-y" chart:style-name="ch6">
            <chart:title svg:x="0.451cm" svg:y="5.469cm" chart:style-name="ch7">
              <text:p>Wall Clock Time(us)</text:p>
            </chart:title>
            <chart:grid chart:style-name="ch8" chart:class="major"/>
          </chart:axis>
          <chart:series chart:style-name="ch9" chart:values-cell-range-address="Sheet2.B67:Sheet2.B69" chart:label-cell-address="Sheet2.B66:Sheet2.B66" chart:class="chart:bar">
            <chart:data-point chart:repeated="3"/>
          </chart:series>
          <chart:series chart:style-name="ch10" chart:values-cell-range-address="Sheet2.C67:Sheet2.C69" chart:label-cell-address="Sheet2.C65:Sheet2.C66" chart:class="chart:bar">
            <chart:data-point chart:repeated="3"/>
          </chart:series>
          <chart:series chart:style-name="ch11" chart:values-cell-range-address="Sheet2.D67:Sheet2.D69" chart:label-cell-address="Sheet2.D65:Sheet2.D6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2.B66:Sheet2.B66</svg:desc>
                </draw:g>
              </table:table-cell>
              <table:table-cell office:value-type="string">
                <text:p>6 threads</text:p>
                <text:list>
                  <text:list-item>
                    <text:p/>
                  </text:list-item>
                  <text:list-item>
                    <text:p>6 threads</text:p>
                  </text:list-item>
                </text:list>
                <draw:g>
                  <svg:desc>Sheet2.C65:Sheet2.C66</svg:desc>
                </draw:g>
              </table:table-cell>
              <table:table-cell office:value-type="string">
                <text:p>12 threads</text:p>
                <text:list>
                  <text:list-item>
                    <text:p/>
                  </text:list-item>
                  <text:list-item>
                    <text:p>12 threads</text:p>
                  </text:list-item>
                </text:list>
                <draw:g>
                  <svg:desc>Sheet2.D65:Sheet2.D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M</text:p>
                <draw:g>
                  <svg:desc>Sheet2.A67:Sheet2.A69</svg:desc>
                </draw:g>
              </table:table-cell>
              <table:table-cell office:value-type="float" office:value="20525.5">
                <text:p>20525.5</text:p>
                <draw:g>
                  <svg:desc>Sheet2.B67:Sheet2.B69</svg:desc>
                </draw:g>
              </table:table-cell>
              <table:table-cell office:value-type="float" office:value="79923.5">
                <text:p>79923.5</text:p>
                <draw:g>
                  <svg:desc>Sheet2.C67:Sheet2.C69</svg:desc>
                </draw:g>
              </table:table-cell>
              <table:table-cell office:value-type="float" office:value="146187">
                <text:p>146187</text:p>
                <draw:g>
                  <svg:desc>Sheet2.D67:Sheet2.D69</svg:desc>
                </draw:g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247284.5">
                <text:p>247284.5</text:p>
              </table:table-cell>
              <table:table-cell office:value-type="float" office:value="539063">
                <text:p>539063</text:p>
              </table:table-cell>
              <table:table-cell office:value-type="float" office:value="375131.5">
                <text:p>375131.5</text:p>
              </table:table-cell>
            </table:table-row>
            <table:table-row>
              <table:table-cell office:value-type="string">
                <text:p>100M</text:p>
              </table:table-cell>
              <table:table-cell office:value-type="float" office:value="2046770">
                <text:p>2046770</text:p>
              </table:table-cell>
              <table:table-cell office:value-type="float" office:value="4615023.5">
                <text:p>4615023.5</text:p>
              </table:table-cell>
              <table:table-cell office:value-type="float" office:value="3381959">
                <text:p>33819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